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80000001F50D68365.png"/>
  <manifest:file-entry manifest:media-type="image/gif" manifest:full-path="Pictures/100000000000008A00000036DEDDA688.gif"/>
  <manifest:file-entry manifest:media-type="image/gif" manifest:full-path="Pictures/1000020000000096000000454F5CDF9E.gif"/>
  <manifest:file-entry manifest:media-type="image/gif" manifest:full-path="Pictures/10000200000000CE0000004B8431AFB2.gi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824cm"/>
    </style:style>
    <style:style style:name="pr1" style:family="presentation" style:parent-style-name="Plantilla_25_20MSWL_25_20Caixanova_25_20V.0.1-notes">
      <style:graphic-properties draw:fill-color="#ffffff" draw:auto-grow-height="true" fo:min-height="13.365cm"/>
    </style:style>
    <style:style style:name="pr2" style:family="presentation" style:parent-style-name="Plantilla_25_20MSWL_25_20Caixanova_25_20V.0.1-title">
      <style:graphic-properties draw:fill-color="#ffffff" draw:auto-grow-height="true" fo:min-height="3.344cm"/>
    </style:style>
    <style:style style:name="pr3" style:family="presentation" style:parent-style-name="Plantilla_25_20MSWL_25_20Caixanova_25_20V.0.1-outline1">
      <style:graphic-properties draw:fill-color="#ffffff" draw:auto-grow-height="true" fo:min-height="13.587cm"/>
    </style:style>
    <style:style style:name="pr4" style:family="presentation" style:parent-style-name="Plantilla_25_20MSWL_25_20Caixanova_25_20V.0.1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54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8pt" fo:font-style="italic" fo:font-weight="bold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1.2cm" fo:margin-right="0cm" text:enable-numbering="true" fo:text-indent="-0.9cm"/>
    </style:style>
    <style:style style:name="P10" style:family="paragraph">
      <style:paragraph-properties fo:margin-left="2.4cm" fo:margin-right="0cm" fo:text-align="center" text:enable-numbering="false" fo:text-indent="-0.8cm"/>
    </style:style>
    <style:style style:name="P11" style:family="paragraph">
      <style:paragraph-properties fo:margin-left="1.2cm" fo:margin-right="0cm" text:enable-numbering="true" fo:text-indent="-0.9cm"/>
      <style:text-properties fo:font-family="'Bitstream Vera Sans'" style:font-family-generic="swiss" style:font-pitch="variable" fo:font-size="28pt" fo:font-weight="normal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 fo:font-size="28pt" fo:font-weight="normal"/>
    </style:style>
    <style:style style:name="P14" style:family="paragraph">
      <style:paragraph-properties fo:margin-left="3.6cm" fo:margin-right="0cm" text:enable-numbering="false" fo:text-indent="-0.6cm"/>
    </style:style>
    <style:style style:name="P15" style:family="paragraph">
      <style:paragraph-properties fo:margin-left="3.6cm" fo:margin-right="0cm" fo:text-align="start" text:enable-numbering="false" fo:text-indent="-0.6cm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text-align="start" fo:text-indent="0cm"/>
      <style:text-properties fo:font-family="'Cumberland AMT', Cumberland, 'Courier New', 'Nimbus Mono L', 'DejaVu Sans Mono', Courier, 'Lucida Sans Typewriter', 'Lucida Typewriter', Monaco, Monospaced" style:font-family-generic="modern" style:font-pitch="fixed" fo:font-size="14pt"/>
    </style:style>
    <style:style style:name="P18" style:family="paragraph">
      <style:paragraph-properties fo:margin-left="4.8cm" fo:margin-right="0cm" text:enable-numbering="false" fo:text-indent="-0.6cm"/>
    </style:style>
    <style:style style:name="P19" style:family="paragraph">
      <style:paragraph-properties fo:margin-left="10.8cm" fo:margin-right="0cm" text:enable-numbering="false" fo:text-indent="-0.6cm"/>
    </style:style>
    <style:style style:name="P20" style:family="paragraph">
      <style:paragraph-properties fo:margin-left="3.6cm" fo:margin-right="0cm" fo:text-indent="-0.6cm"/>
    </style:style>
    <style:style style:name="T1" style:family="text">
      <style:text-properties fo:font-family="Arial" style:font-family-generic="swiss" style:font-pitch="variable" fo:font-size="54pt" fo:font-weight="bold"/>
    </style:style>
    <style:style style:name="T2" style:family="text">
      <style:text-properties fo:font-size="28pt" fo:font-style="italic" fo:font-weight="bold"/>
    </style:style>
    <style:style style:name="T3" style:family="text">
      <style:text-properties fo:color="#333333" fo:font-family="'Bitstream Vera Sans'" style:font-family-generic="swiss" style:font-pitch="variable" fo:font-size="28pt" fo:font-weight="normal"/>
    </style:style>
    <style:style style:name="T4" style:family="text">
      <style:text-properties fo:color="#333333" fo:font-family="'Bitstream Vera Sans'" style:font-family-generic="swiss" style:font-pitch="variable" fo:font-size="24pt" fo:font-weight="normal"/>
    </style:style>
    <style:style style:name="T5" style:family="text">
      <style:text-properties fo:color="#333333" fo:font-family="'Bitstream Vera Sans'" style:font-family-generic="swiss" style:font-pitch="variable" fo:font-size="14pt" fo:font-weight="normal"/>
    </style:style>
    <style:style style:name="T6" style:family="text">
      <style:text-properties fo:color="#333333" fo:font-family="'Bitstream Vera Sans'" style:font-family-generic="swiss" style:font-pitch="variable" fo:font-size="28pt" fo:font-style="italic" fo:font-weight="normal"/>
    </style:style>
    <style:style style:name="T7" style:family="text">
      <style:text-properties fo:color="#333333" fo:font-family="'Bitstream Vera Sans'" style:font-family-generic="swiss" style:font-pitch="variable" fo:font-size="28pt" fo:font-style="normal" fo:font-weight="normal"/>
    </style:style>
    <style:style style:name="T8" style:family="text">
      <style:text-properties fo:color="#333333" fo:font-family="'Bitstream Vera Sans'" style:font-family-generic="swiss" style:font-pitch="variable" fo:font-size="14pt" fo:font-style="normal" fo:font-weight="normal"/>
    </style:style>
    <style:style style:name="T9" style:family="text">
      <style:text-properties fo:font-family="'Cumberland AMT', Cumberland, 'Courier New', 'Nimbus Mono L', 'DejaVu Sans Mono', Courier, 'Lucida Sans Typewriter', 'Lucida Typewriter', Monaco, Monospaced" style:font-family-generic="modern" style:font-pitch="fixed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fo:color="#000000" fo:font-size="45%"/>
      </text:list-level-style-bullet>
      <text:list-level-style-bullet text:level="3" text:bullet-char="●">
        <style:list-level-properties text:space-before="1.6cm" text:min-label-width="0.8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ee Software Introduction</presentation:footer-decl>
      <presentation:date-time-decl presentation:name="dtd1" presentation:source="fixed">23/3/2003</presentation:date-time-decl>
      <draw:page draw:name="page1" draw:style-name="dp1" draw:master-page-name="Plantilla_25_20MSWL_25_20Caixanova_25_20V.0.1" presentation:use-footer-name="ftr1" presentation:use-date-time-name="dtd1">
        <draw:frame draw:style-name="gr1" draw:text-style-name="P2" draw:layer="layout" svg:width="21cm" svg:height="6.626cm" svg:x="3.3cm" svg:y="4.899cm">
          <draw:text-box>
            <text:p text:style-name="P1"><text:span text:style-name="T1">Systems Integration</text:span></text:p>
            <text:p text:style-name="P1"><text:span text:style-name="T1">with Free Software</text:span></text:p>
            <text:p text:style-name="P1"><text:span text:style-name="T1">- dhcp -</text:span></text:p>
          </draw:text-box>
        </draw:frame>
        <draw:frame draw:style-name="gr1" draw:text-style-name="P4" draw:layer="layout" svg:width="13cm" svg:height="1.352cm" svg:x="7.5cm" svg:y="13cm">
          <draw:text-box>
            <text:p text:style-name="P3"><text:span text:style-name="T2"><text:s text:c="4"/></text:span><text:span text:style-name="T2">Xavier Castaño Garcí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lantilla_25_20MSWL_25_20Caixanova_25_20V.0.1" presentation:presentation-page-layout-name="AL1T1" presentation:use-footer-name="ftr1" presentation:use-date-time-name="dtd1">
        <draw:frame presentation:style-name="pr2" draw:text-style-name="P3" draw:layer="layout" svg:width="22.1cm" svg:height="3.344cm" svg:x="5cm" svg:y="0.657cm" presentation:class="title">
          <draw:text-box>
            <text:p text:style-name="P3">This session</text:p>
          </draw:text-box>
        </draw:frame>
        <draw:frame presentation:style-name="pr3" draw:text-style-name="P6" draw:layer="layout" svg:width="25.199cm" svg:height="13.587cm" svg:x="1.4cm" svg:y="4.914cm" presentation:class="outline">
          <draw:text-box>
            <text:list text:style-name="L2">
              <text:list-item>
                <text:p text:style-name="P6">We are going to talk about:</text:p>
              </text:list-item>
            </text:list>
            <text:list text:style-name="L2">
              <text:list-item>
                <text:list>
                  <text:list-item>
                    <text:p text:style-name="P7">DHCP protoc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DHCP cli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DHCP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lantilla_25_20MSWL_25_20Caixanova_25_20V.0.1" presentation:presentation-page-layout-name="AL1T1" presentation:use-footer-name="ftr1" presentation:use-date-time-name="dtd1">
        <draw:frame presentation:style-name="pr2" draw:text-style-name="P3" draw:layer="layout" svg:width="22.1cm" svg:height="3.344cm" svg:x="5cm" svg:y="0.657cm" presentation:class="title">
          <draw:text-box>
            <text:p text:style-name="P3">Introduction to DHCP(I)</text:p>
          </draw:text-box>
        </draw:frame>
        <draw:frame presentation:style-name="pr3" draw:text-style-name="P11" draw:layer="layout" svg:width="25.199cm" svg:height="13.957cm" svg:x="1.4cm" svg:y="4.914cm" presentation:class="outline" presentation:user-transformed="true">
          <draw:text-box>
            <text:list text:style-name="L2">
              <text:list-item>
                <text:p text:style-name="P9"><text:span text:style-name="T3">Dynamic Host Configuration Protocol</text:span></text:p>
              </text:list-item>
            </text:list>
            <text:list text:style-name="L2">
              <text:list-item>
                <text:p text:style-name="P9"><text:span text:style-name="T3">DHCP is a protocol used by Networked devices to obtain several parameters necessary for the clients.</text:span></text:p>
              </text:list-item>
            </text:list>
            <text:list text:style-name="L2">
              <text:list-item>
                <text:p text:style-name="P9"><text:span text:style-name="T3">DHCP can be used to automatically assign IP addresses, to deliver TCP/IP stack configuration parameters such as the subnet mask and default router, and to provide other configuration information such as the addresses for printer, time and news servers.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lantilla_25_20MSWL_25_20Caixanova_25_20V.0.1" presentation:presentation-page-layout-name="AL1T1" presentation:use-footer-name="ftr1" presentation:use-date-time-name="dtd1">
        <draw:frame presentation:style-name="pr2" draw:text-style-name="P3" draw:layer="layout" svg:width="22.1cm" svg:height="3.344cm" svg:x="5cm" svg:y="0.657cm" presentation:class="title">
          <draw:text-box>
            <text:p text:style-name="P3">Introduction to DHCP(I)</text:p>
          </draw:text-box>
        </draw:frame>
        <draw:frame presentation:style-name="pr3" draw:text-style-name="P11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9"><text:span text:style-name="T3">DHCP is based in an architecture “Client-Server” where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Client asks for inform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Server answers with the information it has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3">DHCP works in port 67/UDP for the server side and 68/UDP for the client sid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lantilla_25_20MSWL_25_20Caixanova_25_20V.0.1" presentation:presentation-page-layout-name="AL1T1" presentation:use-footer-name="ftr1" presentation:use-date-time-name="dtd1">
        <draw:frame presentation:style-name="pr2" draw:text-style-name="P3" draw:layer="layout" svg:width="22.1cm" svg:height="3.344cm" svg:x="5cm" svg:y="0.657cm" presentation:class="title">
          <draw:text-box>
            <text:p text:style-name="P3">Introduction to DHCP (II)</text:p>
          </draw:text-box>
        </draw:frame>
        <draw:frame presentation:style-name="pr3" draw:text-style-name="P11" draw:layer="layout" svg:width="25.199cm" svg:height="13.918cm" svg:x="1.4cm" svg:y="4.614cm" presentation:class="outline" presentation:user-transformed="true">
          <draw:text-box>
            <text:list text:style-name="L2">
              <text:list-item>
                <text:p text:style-name="P9"><text:span text:style-name="T3">DHCP has different methods for IP addresses allocation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dynamic_allocation: A network manager assigns a range of IP to DHCP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automatic_allocation: The DHCP server permanently assigns a free IP address to a requesting client from the range defined by the administrator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manual_allocation: The DHCP server allocates an IP address based on a table with MAC addre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lantilla_25_20MSWL_25_20Caixanova_25_20V.0.1" presentation:presentation-page-layout-name="AL1T1" presentation:use-footer-name="ftr1" presentation:use-date-time-name="dtd1">
        <draw:frame presentation:style-name="pr2" draw:text-style-name="P3" draw:layer="layout" svg:width="22.1cm" svg:height="3.344cm" svg:x="5cm" svg:y="0.657cm" presentation:class="title">
          <draw:text-box>
            <text:p text:style-name="P3">Introduction to DHCP (III)</text:p>
          </draw:text-box>
        </draw:frame>
        <draw:frame presentation:style-name="pr3" draw:text-style-name="P11" draw:layer="layout" svg:width="25.199cm" svg:height="13.587cm" svg:x="1.4cm" svg:y="4.614cm" presentation:class="outline" presentation:user-transformed="true">
          <draw:text-box>
            <text:list text:style-name="L2">
              <text:list-item>
                <text:p text:style-name="P9"><text:span text:style-name="T3">DHCP has several messages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DHCP discovery: The client multicasts on the physical subnet to find available server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DHCP offers: When a DHCP server receives an IP lease request from a client, it extends an IP lease offer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DHCP requests: The client accepts the offer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DHCP acknowledgement: Final pha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lantilla_25_20MSWL_25_20Caixanova_25_20V.0.1" presentation:presentation-page-layout-name="AL1T1" presentation:use-footer-name="ftr1" presentation:use-date-time-name="dtd1">
        <draw:frame presentation:style-name="pr2" draw:text-style-name="P3" draw:layer="layout" svg:width="22.1cm" svg:height="3.344cm" svg:x="5cm" svg:y="0.657cm" presentation:class="title">
          <draw:text-box>
            <text:p text:style-name="P3">Introduction to DHCP (III)</text:p>
          </draw:text-box>
        </draw:frame>
        <draw:frame presentation:style-name="pr3" draw:text-style-name="P13" draw:layer="layout" svg:width="25.199cm" svg:height="13.587cm" svg:x="1.4cm" svg:y="4.614cm" presentation:class="outline" presentation:user-transformed="true">
          <draw:text-box>
            <text:list text:style-name="L2">
              <text:list-item>
                <text:p text:style-name="P6">Typical sequence diagram:</text:p>
              </text:list-item>
            </text:list>
          </draw:text-box>
        </draw:frame>
        <draw:frame draw:style-name="standard" draw:layer="layout" svg:width="18.704cm" svg:height="12.967cm" svg:x="5.632cm" svg:y="5.50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lantilla_25_20MSWL_25_20Caixanova_25_20V.0.1" presentation:presentation-page-layout-name="AL1T1" presentation:use-footer-name="ftr1" presentation:use-date-time-name="dtd1">
        <draw:frame presentation:style-name="pr2" draw:text-style-name="P3" draw:layer="layout" svg:width="22.1cm" svg:height="3.344cm" svg:x="5cm" svg:y="0.657cm" presentation:class="title">
          <draw:text-box>
            <text:p text:style-name="P3">Introduction to DHCP (III)</text:p>
          </draw:text-box>
        </draw:frame>
        <draw:frame presentation:style-name="pr3" draw:text-style-name="P11" draw:layer="layout" svg:width="25.199cm" svg:height="13.587cm" svg:x="1.4cm" svg:y="4.614cm" presentation:class="outline" presentation:user-transformed="true">
          <draw:text-box>
            <text:list text:style-name="L2">
              <text:list-item>
                <text:p text:style-name="P9"><text:span text:style-name="T3">Other messages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DHCP release: The client releases the IP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DHCP information: <text:s/>Requests more information than the server sent with the original DHCPACK 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3">RFC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ftp://ftp.isi.edu/in-notes/rfc2131.t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lantilla_25_20MSWL_25_20Caixanova_25_20V.0.1" presentation:presentation-page-layout-name="AL1T1" presentation:use-footer-name="ftr1" presentation:use-date-time-name="dtd1">
        <draw:frame presentation:style-name="pr2" draw:text-style-name="P3" draw:layer="layout" svg:width="22.1cm" svg:height="3.344cm" svg:x="5cm" svg:y="0.657cm" presentation:class="title">
          <draw:text-box>
            <text:p text:style-name="P3">DHCP server (I)</text:p>
          </draw:text-box>
        </draw:frame>
        <draw:frame presentation:style-name="pr3" draw:text-style-name="P11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9"><text:span text:style-name="T3">DHCP server is installed from this packages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dhcp3-server in Ubunt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dhcp in Debian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3">After installing the package we need to configure some things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You should test “ifconfig -a” to view if “MULTICAST” is enable in the interfac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You should add the route 255.255.255.255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5">route add -host 255.255.255.255 dev eth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lantilla_25_20MSWL_25_20Caixanova_25_20V.0.1" presentation:presentation-page-layout-name="AL1T1" presentation:use-footer-name="ftr1" presentation:use-date-time-name="dtd1">
        <draw:frame presentation:style-name="pr2" draw:text-style-name="P3" draw:layer="layout" svg:width="22.1cm" svg:height="3.344cm" svg:x="5cm" svg:y="0.657cm" presentation:class="title">
          <draw:text-box>
            <text:p text:style-name="P3">DHCP server (II)</text:p>
          </draw:text-box>
        </draw:frame>
        <draw:frame presentation:style-name="pr3" draw:text-style-name="P11" draw:layer="layout" svg:width="25.199cm" svg:height="14.531cm" svg:x="1.4cm" svg:y="4.114cm" presentation:class="outline" presentation:user-transformed="true">
          <draw:text-box>
            <text:list text:style-name="L2">
              <text:list-item>
                <text:p text:style-name="P9"><text:span text:style-name="T3">Configuring </text:span><text:span text:style-name="T6">dhcpd.conf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“</text:span><text:span text:style-name="T7">option”: you can define common options for all supported networks. For exampl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option domain-name “mswl.com”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option domain-name-servers ns1.mswl.com ns2.mswl.com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“</text:span><text:span text:style-name="T7">authoritative”: Example of use, your laptop has a old IP (from one subnet) from your home and you are at the office (other subnet). If you want to force to forget the old IP you need this configure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subnet: directive for defining subnet configur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Plantilla_25_20MSWL_25_20Caixanova_25_20V.0.1" presentation:presentation-page-layout-name="AL1T1" presentation:use-footer-name="ftr1" presentation:use-date-time-name="dtd1">
        <draw:frame presentation:style-name="pr2" draw:text-style-name="P3" draw:layer="layout" svg:width="22.1cm" svg:height="3.344cm" svg:x="5cm" svg:y="0.657cm" presentation:class="title">
          <draw:text-box>
            <text:p text:style-name="P3">DHCP server (III)</text:p>
          </draw:text-box>
        </draw:frame>
        <draw:frame presentation:style-name="pr3" draw:text-style-name="P11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9"><text:span text:style-name="T3">Configuring </text:span><text:span text:style-name="T6">dhcpd.conf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shared-network: directory for defining IP subnets that actually share the same physical network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host: There <text:s/>must <text:s/>be at least one host statement for every BOOTP client that is to be serve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group: The <text:s/>group statement is used simply to apply one or more parameters to a group of declara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Plantilla_25_20MSWL_25_20Caixanova_25_20V.0.1" presentation:presentation-page-layout-name="AL1T1" presentation:use-footer-name="ftr1" presentation:use-date-time-name="dtd1">
        <draw:frame presentation:style-name="pr2" draw:text-style-name="P3" draw:layer="layout" svg:width="22.1cm" svg:height="3.344cm" svg:x="5cm" svg:y="0.657cm" presentation:class="title">
          <draw:text-box>
            <text:p text:style-name="P3">DHCP server (III)</text:p>
          </draw:text-box>
        </draw:frame>
        <draw:frame presentation:style-name="pr3" draw:text-style-name="P11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9"><text:span text:style-name="T7">First example, assigning IP addresses randomly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option subnet-mask 255.255.255.0; #Its subnet mask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option broadcast-address 192.168.1.255; #Client should use this IP as Broadcast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option routers 192.168.1.254; #Is the router/gatewa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option domain-name-servers 192.168.1.1, 192.168.1.2; #Its DNS server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option domain-name "mswl.com"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subnet 192.168.1.0 netmask 255.255.255.0 {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<text:s text:c="3"/></text:span><text:span text:style-name="T8">range 192.168.1.10 192.168.1.100; <text:s text:c="3"/># One of this range will be offere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<text:s text:c="3"/></text:span><text:span text:style-name="T8">range 192.168.1.150 192.168.1.200; <text:s/># Or one of this range will be offere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Plantilla_25_20MSWL_25_20Caixanova_25_20V.0.1" presentation:presentation-page-layout-name="AL1T1" presentation:use-footer-name="ftr1" presentation:use-date-time-name="dtd1">
        <draw:frame presentation:style-name="pr2" draw:text-style-name="P3" draw:layer="layout" svg:width="22.1cm" svg:height="3.344cm" svg:x="5cm" svg:y="0.657cm" presentation:class="title">
          <draw:text-box>
            <text:p text:style-name="P3">DHCP server (III)</text:p>
          </draw:text-box>
        </draw:frame>
        <draw:frame presentation:style-name="pr3" draw:text-style-name="P11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9"><text:span text:style-name="T7">Second, assigning fixed <text:s/>IP addresses to known hosts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default-lease-time 6000; # It will lease an IP address for 600 seconds if the client doesn't <text:s text:c="36"/># ask for specific time fram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max-lease-time 7200; <text:s text:c="4"/># The maximum (allowed) lease will be 7200 second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subnet 192.168.1.0 netmask 255.255.255.0 { #Declares a subnet..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<text:s text:c="3"/></text:span><text:span text:style-name="T8">option domain-name "mswl.com"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<text:s text:c="3"/></text:span><text:span text:style-name="T8">option domain-name-servers 192.168.1.1, 192.168.1.2; #Its DNS server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<text:s text:c="3"/></text:span><text:span text:style-name="T8">option routers 192.168.1.3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<text:s text:c="3"/></text:span><text:span text:style-name="T8">host myhostname {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<text:s text:c="8"/></text:span><text:span text:style-name="T8">hardware ethernet 00:00:00:00:00:00; # MAC address for hos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<text:s text:c="8"/></text:span><text:span text:style-name="T8">fixed-address 192.168.1.4; # This IP will be assigned to myhostname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<text:s text:c="3"/></text:span><text:span text:style-name="T8">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Plantilla_25_20MSWL_25_20Caixanova_25_20V.0.1" presentation:presentation-page-layout-name="AL1T1" presentation:use-footer-name="ftr1" presentation:use-date-time-name="dtd1">
        <draw:frame presentation:style-name="pr2" draw:text-style-name="P3" draw:layer="layout" svg:width="22.1cm" svg:height="3.344cm" svg:x="5cm" svg:y="0.657cm" presentation:class="title">
          <draw:text-box>
            <text:p text:style-name="P3">DHCP server (III)</text:p>
          </draw:text-box>
        </draw:frame>
        <draw:frame presentation:style-name="pr3" draw:text-style-name="P11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9"><text:span text:style-name="T7">With the server configured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The file “dhcpd.leases” should be created if doesn't exist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8">touch /var/lib/dhcp3/dhcpd.leases ## In Ubuntu this file exists..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You can now start the server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/etc/init.d/dhcp3-server restar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See more info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<text:a xlink:href="http://www.isc.org/index.pl?/sw/dhcp/dhcpv3-README.php">http://www.isc.org/index.pl?/sw/dhcp/dhcpv3-README.php</text:a>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<text:a xlink:href="http://tldp.org/HOWTO/DHCP/index.html">http://tldp.org/HOWTO/DHCP/index.html</text:a>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<text:a xlink:href="http://www.arda.homeunix.net/dnssetup.html">http://www.arda.homeunix.net/dnssetup.html</text:a>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Plantilla_25_20MSWL_25_20Caixanova_25_20V.0.1" presentation:presentation-page-layout-name="AL1T1" presentation:use-footer-name="ftr1" presentation:use-date-time-name="dtd1">
        <draw:frame presentation:style-name="pr2" draw:text-style-name="P3" draw:layer="layout" svg:width="22.1cm" svg:height="3.344cm" svg:x="5cm" svg:y="0.657cm" presentation:class="title">
          <draw:text-box>
            <text:p text:style-name="P3">DHCP client (I)</text:p>
          </draw:text-box>
        </draw:frame>
        <draw:frame presentation:style-name="pr3" draw:text-style-name="P11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9"><text:span text:style-name="T3">DHCP needs configuration of server and client.</text:span></text:p>
              </text:list-item>
            </text:list>
            <text:list text:style-name="L2">
              <text:list-item>
                <text:p text:style-name="P9"><text:span text:style-name="T3">DHCP client in Ubuntu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5">apt-get install dhcp3-client dhcp3-comm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9"><text:span text:style-name="T3">The dhcpcd package installs it's startup script as usual for debian packages in /etc/init.d/package_name, here as /etc/init.d/dhcpcd, and links this to the various /etc/rcX.d/ directori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Plantilla_25_20MSWL_25_20Caixanova_25_20V.0.1" presentation:presentation-page-layout-name="AL1T1" presentation:use-footer-name="ftr1" presentation:use-date-time-name="dtd1">
        <draw:frame presentation:style-name="pr2" draw:text-style-name="P3" draw:layer="layout" svg:width="22.1cm" svg:height="3.344cm" svg:x="5cm" svg:y="0.657cm" presentation:class="title">
          <draw:text-box>
            <text:p text:style-name="P3">DHCP client (II)</text:p>
          </draw:text-box>
        </draw:frame>
        <draw:frame presentation:style-name="pr3" draw:text-style-name="P11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9"><text:span text:style-name="T3">In order to configure one interface (for example, eth0) with dhcp you need to add to “/etc/network/interfaces” this line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3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auto</text:span><text:span text:style-name="T3">: the interface should be configured during boot tim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inet</text:span><text:span text:style-name="T3">: interface uses TCP/IP networking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dhcp</text:span><text:span text:style-name="T3">: the interface can be configured through DHCP.</text:span></text:p>
                  </text:list-item>
                </text:list>
              </text:list-item>
            </text:list>
          </draw:text-box>
        </draw:frame>
        <draw:frame draw:style-name="gr3" draw:text-style-name="P17" draw:layer="layout" svg:width="9.735cm" svg:height="1.369cm" svg:x="5.265cm" svg:y="8.589cm">
          <draw:text-box>
            <text:p text:style-name="P16"><text:span text:style-name="T9">auto eth0</text:span></text:p>
            <text:p text:style-name="P16"><text:span text:style-name="T9">iface eth0 inet dhcp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Plantilla_25_20MSWL_25_20Caixanova_25_20V.0.1" presentation:presentation-page-layout-name="AL1T1" presentation:use-footer-name="ftr1" presentation:use-date-time-name="dtd1">
        <draw:frame presentation:style-name="pr2" draw:text-style-name="P3" draw:layer="layout" svg:width="22.1cm" svg:height="3.344cm" svg:x="5cm" svg:y="0.657cm" presentation:class="title">
          <draw:text-box>
            <text:p text:style-name="P3">DHCP client (III)</text:p>
          </draw:text-box>
        </draw:frame>
        <draw:frame presentation:style-name="pr3" draw:text-style-name="P11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9"><text:span text:style-name="T3">If you don't want to use DHCP you could add static configuration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3">iface eth0 inet stati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3">address 192.168.12.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3">netmask 255.255.255.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3">gateway 192.168.12.25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Plantilla_25_20MSWL_25_20Caixanova_25_20V.0.1" presentation:presentation-page-layout-name="AL1T1" presentation:use-footer-name="ftr1" presentation:use-date-time-name="dtd1">
        <draw:frame presentation:style-name="pr2" draw:text-style-name="P3" draw:layer="layout" svg:width="22.1cm" svg:height="3.344cm" svg:x="5cm" svg:y="0.657cm" presentation:class="title">
          <draw:text-box>
            <text:p text:style-name="P3">DHCP client (IV)</text:p>
          </draw:text-box>
        </draw:frame>
        <draw:frame presentation:style-name="pr3" draw:text-style-name="P11" draw:layer="layout" svg:width="25.199cm" svg:height="15.118cm" svg:x="1.4cm" svg:y="3.614cm" presentation:class="outline" presentation:user-transformed="true">
          <draw:text-box>
            <text:list text:style-name="L2">
              <text:list-item>
                <text:p text:style-name="P9"><text:span text:style-name="T3">A view to dhclient.conf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retry: Time to determine if there isn't server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reboot: dhcp first <text:s/>tries <text:s/>to <text:s/>reacquire <text:s/>the <text:s/>last address <text:s/>it <text:s/>had, this is the time to try to reacquire the old IP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request: Options that the client requests to receive in an offer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require: Options that the client requires to accept an offer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send: Client send the specified option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lease: For alternate database after tim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Plantilla_25_20MSWL_25_20Caixanova_25_20V.0.1" presentation:presentation-page-layout-name="AL1T1" presentation:use-footer-name="ftr1" presentation:use-date-time-name="dtd1">
        <draw:frame presentation:style-name="pr2" draw:text-style-name="P3" draw:layer="layout" svg:width="22.1cm" svg:height="3.344cm" svg:x="5cm" svg:y="0.657cm" presentation:class="title">
          <draw:text-box>
            <text:p text:style-name="P3">DHCP client (V)</text:p>
          </draw:text-box>
        </draw:frame>
        <draw:frame presentation:style-name="pr3" draw:text-style-name="P11" draw:layer="layout" svg:width="25.199cm" svg:height="13.587cm" svg:x="1.4cm" svg:y="3.614cm" presentation:class="outline" presentation:user-transformed="true">
          <draw:text-box>
            <text:list text:style-name="L2">
              <text:list-item>
                <text:p text:style-name="P9"><text:span text:style-name="T3">The options are in “man dhcp-options”. Some of them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option subnet-mask: Clients subnet mask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option routers: Router on the client subne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option domain-name-servers: List of domain name server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option domain-name: Domain name that client should use when resolving hostnames via the Domain Name Syste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Plantilla_25_20MSWL_25_20Caixanova_25_20V.0.1" presentation:presentation-page-layout-name="AL1T1" presentation:use-footer-name="ftr1" presentation:use-date-time-name="dtd1">
        <draw:frame presentation:style-name="pr2" draw:text-style-name="P3" draw:layer="layout" svg:width="22.1cm" svg:height="3.344cm" svg:x="5cm" svg:y="0.657cm" presentation:class="title">
          <draw:text-box>
            <text:p text:style-name="P3">DHCP client (V)</text:p>
          </draw:text-box>
        </draw:frame>
        <draw:frame presentation:style-name="pr3" draw:text-style-name="P11" draw:layer="layout" svg:width="25.199cm" svg:height="13.587cm" svg:x="1.4cm" svg:y="3.91cm" presentation:class="outline" presentation:user-transformed="true">
          <draw:text-box>
            <text:list text:style-name="L2">
              <text:list-item>
                <text:p text:style-name="P9"><text:span text:style-name="T3">Example of configuration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5">timeout 60; <text:s text:c="2"/># time between begins and the time that it decides that it's not go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5"><text:s text:c="21"/></text:span><text:span text:style-name="T5"># to contact with the serv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5">retry 60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5">reboot 10; <text:s text:c="4"/># Seconds to maintain old IP in a reboot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5">select-timeout 5; # select-timeout has expired, the <text:s/>client <text:s/>will accept the first offer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5">reject X.X.X.X; #Rejects offers from this IP as serv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5">alias { #While roaming forcing that the client has an alias with fixed IP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5"><text:s text:c="2"/></text:span><text:span text:style-name="T5">interface "eth0"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5"><text:s text:c="2"/></text:span><text:span text:style-name="T5">fixed-address 192.5.5.213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5"><text:s text:c="2"/></text:span><text:span text:style-name="T5">option subnet-mask 255.255.255.255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5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Plantilla_25_20MSWL_25_20Caixanova_25_20V.0.1" presentation:presentation-page-layout-name="AL1T1" presentation:use-footer-name="ftr1" presentation:use-date-time-name="dtd1">
        <draw:frame presentation:style-name="pr2" draw:text-style-name="P3" draw:layer="layout" svg:width="22.1cm" svg:height="3.344cm" svg:x="5cm" svg:y="0.657cm" presentation:class="title">
          <draw:text-box>
            <text:p text:style-name="P3">DHCP client (V)</text:p>
          </draw:text-box>
        </draw:frame>
        <draw:frame presentation:style-name="pr3" draw:text-style-name="P11" draw:layer="layout" svg:width="25.199cm" svg:height="13.587cm" svg:x="1.4cm" svg:y="3.614cm" presentation:class="outline" presentation:user-transformed="true">
          <draw:text-box>
            <text:list text:style-name="L2">
              <text:list-item>
                <text:p text:style-name="P9"><text:span text:style-name="T3">Continuation of example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5">lease 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5"><text:s text:c="2"/></text:span><text:span text:style-name="T5">interface "eth0"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5"><text:s text:c="2"/></text:span><text:span text:style-name="T5">fixed-address 192.33.137.200; #Old IP given by below rou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5"><text:s text:c="2"/></text:span><text:span text:style-name="T5">medium "link0 link1"; #Type of network to connect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5"><text:s text:c="2"/></text:span><text:span text:style-name="T5">option host-name "MyHostnameOnNetwork"; #Host na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5"><text:s text:c="2"/></text:span><text:span text:style-name="T5">option subnet-mask 255.255.255.0; # Subnet mas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5"><text:s text:c="2"/></text:span><text:span text:style-name="T5">option broadcast-address 192.33.137.255;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5"><text:s text:c="2"/></text:span><text:span text:style-name="T5">option routers 192.33.137.250; #Router with it will try to contact to bind with I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5"><text:s text:c="2"/></text:span><text:span text:style-name="T5">option domain-name-servers 127.0.0.1;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5"><text:s text:c="2"/></text:span><text:span text:style-name="T5">renew 2 2008/4/12 00:00:01; #Time to try to contact with its serv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5"><text:s text:c="2"/></text:span><text:span text:style-name="T5">rebind 2 2008/4/12 00:00:01; #Time to try to contact with any serv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5"><text:s text:c="2"/></text:span><text:span text:style-name="T5">expire 2 2008/4/12 00:00:01; # Client must stop using a lease if it has not been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19"><text:span text:style-name="T5"><text:s text:c="11"/></text:span><text:span text:style-name="T5"># able to contact a server in order to <text:s/>renew it.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5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Plantilla_25_20MSWL_25_20Caixanova_25_20V.0.1" presentation:presentation-page-layout-name="AL1T1" presentation:use-footer-name="ftr1" presentation:use-date-time-name="dtd1">
        <draw:frame presentation:style-name="pr2" draw:text-style-name="P3" draw:layer="layout" svg:width="22.1cm" svg:height="3.344cm" svg:x="5cm" svg:y="0.657cm" presentation:class="title">
          <draw:text-box>
            <text:p text:style-name="P3">Appendix A: Firewalls</text:p>
          </draw:text-box>
        </draw:frame>
        <draw:frame presentation:style-name="pr3" draw:text-style-name="P11" draw:layer="layout" svg:width="25.199cm" svg:height="16.126cm" svg:x="1.2cm" svg:y="2.914cm" presentation:class="outline" presentation:user-transformed="true">
          <draw:text-box>
            <text:list text:style-name="L2">
              <text:list-item>
                <text:p text:style-name="P6">Firewalls usually have to permit DHCP traffic explicitly. Anti-spoofing policy rules and tight inclusive firewalls often stop such packets. </text:p>
              </text:list-item>
            </text:list>
            <text:list text:style-name="L2">
              <text:list-item>
                <text:list>
                  <text:list-item>
                    <text:p text:style-name="P7">To allow DHCP, network administrators need to allow several types of packets through the server-side firewall.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Incoming packets from 0.0.0.0 or dhcp-pool to dhcp-ip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Incoming packets from any address to 255.255.255.255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Outgoing packets from dhcp-ip to dhcp-pool or 255.255.255.255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lantilla_25_20MSWL_25_20Caixanova_25_20V.0.1-title" style:display-name="Plantilla%20MSWL%20Caixanova%20V.0.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lantilla_25_20MSWL_25_20Caixanova_25_20V.0.1-subtitle" style:display-name="Plantilla%20MSWL%20Caixanova%20V.0.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lantilla_25_20MSWL_25_20Caixanova_25_20V.0.1-background" style:display-name="Plantilla%20MSWL%20Caixanova%20V.0.1-background" style:family="presentation">
      <style:graphic-properties draw:stroke="none" draw:fill="none"/>
      <style:text-properties style:letter-kerning="true"/>
    </style:style>
    <style:style style:name="Plantilla_25_20MSWL_25_20Caixanova_25_20V.0.1-backgroundobjects" style:display-name="Plantilla%20MSWL%20Caixanova%20V.0.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lantilla_25_20MSWL_25_20Caixanova_25_20V.0.1-notes" style:display-name="Plantilla%20MSWL%20Caixanova%20V.0.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lantilla_25_20MSWL_25_20Caixanova_25_20V.0.1-outline1" style:display-name="Plantilla%20MSWL%20Caixanova%20V.0.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swiss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lantilla_25_20MSWL_25_20Caixanova_25_20V.0.1-outline2" style:display-name="Plantilla%20MSWL%20Caixanova%20V.0.1-outline2" style:family="presentation" style:parent-style-name="Plantilla_25_20MSWL_25_20Caixanova_25_20V.0.1-outline1">
      <style:paragraph-properties fo:margin-left="2.4cm" fo:margin-right="0cm" fo:margin-top="0cm" fo:margin-bottom="0.4cm" fo:text-indent="-0.8cm"/>
      <style:text-properties fo:font-family="'Bitstream Vera Sans'" style:font-family-generic="swiss" style:font-pitch="variable" fo:font-size="28pt" style:font-size-asian="28pt" style:font-size-complex="28pt"/>
    </style:style>
    <style:style style:name="Plantilla_25_20MSWL_25_20Caixanova_25_20V.0.1-outline3" style:display-name="Plantilla%20MSWL%20Caixanova%20V.0.1-outline3" style:family="presentation" style:parent-style-name="Plantilla_25_20MSWL_25_20Caixanova_25_20V.0.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lantilla_25_20MSWL_25_20Caixanova_25_20V.0.1-outline4" style:display-name="Plantilla%20MSWL%20Caixanova%20V.0.1-outline4" style:family="presentation" style:parent-style-name="Plantilla_25_20MSWL_25_20Caixanova_25_20V.0.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lantilla_25_20MSWL_25_20Caixanova_25_20V.0.1-outline5" style:display-name="Plantilla%20MSWL%20Caixanova%20V.0.1-outline5" style:family="presentation" style:parent-style-name="Plantilla_25_20MSWL_25_20Caixanova_25_20V.0.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lantilla_25_20MSWL_25_20Caixanova_25_20V.0.1-outline6" style:display-name="Plantilla%20MSWL%20Caixanova%20V.0.1-outline6" style:family="presentation" style:parent-style-name="Plantilla_25_20MSWL_25_20Caixanova_25_20V.0.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lantilla_25_20MSWL_25_20Caixanova_25_20V.0.1-outline7" style:display-name="Plantilla%20MSWL%20Caixanova%20V.0.1-outline7" style:family="presentation" style:parent-style-name="Plantilla_25_20MSWL_25_20Caixanova_25_20V.0.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lantilla_25_20MSWL_25_20Caixanova_25_20V.0.1-outline8" style:display-name="Plantilla%20MSWL%20Caixanova%20V.0.1-outline8" style:family="presentation" style:parent-style-name="Plantilla_25_20MSWL_25_20Caixanova_25_20V.0.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lantilla_25_20MSWL_25_20Caixanova_25_20V.0.1-outline9" style:display-name="Plantilla%20MSWL%20Caixanova%20V.0.1-outline9" style:family="presentation" style:parent-style-name="Plantilla_25_20MSWL_25_20Caixanova_25_20V.0.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lantilla_25_20MSWL_25_20Caixanova_25_20V.0.1-title">
      <style:graphic-properties draw:fill-color="#ffffff" draw:auto-grow-height="false" fo:min-height="3.507cm"/>
    </style:style>
    <style:style style:name="pr2" style:family="presentation" style:parent-style-name="Plantilla_25_20MSWL_25_20Caixanova_25_20V.0.1-outline1">
      <style:graphic-properties draw:fill-color="#ffffff" draw:auto-grow-height="false" fo:min-height="13.86cm"/>
    </style:style>
    <style:style style:name="pr3" style:family="presentation" style:parent-style-name="Plantilla_25_20MSWL_25_20Caixanova_25_20V.0.1-backgroundobjects">
      <style:graphic-properties draw:stroke="none" draw:fill="none" draw:fill-color="#ffffff" draw:auto-grow-height="false" fo:min-height="1.449cm"/>
    </style:style>
    <style:style style:name="pr4" style:family="presentation" style:parent-style-name="Plantilla_25_20MSWL_25_20Caixanova_25_20V.0.1-backgroundobjects">
      <style:graphic-properties draw:stroke="none" draw:fill="none" draw:fill-color="#ffffff" draw:auto-grow-height="false" fo:min-height="0.87cm"/>
    </style:style>
    <style:style style:name="pr5" style:family="presentation" style:parent-style-name="Plantilla_25_20MSWL_25_20Caixanova_25_20V.0.1-backgroundobjects">
      <style:graphic-properties draw:stroke="none" draw:fill="none" draw:fill-color="#ffffff" draw:auto-grow-height="false" fo:min-height="1.485cm"/>
    </style:style>
    <style:style style:name="pr6" style:family="presentation" style:parent-style-name="Plantilla_25_20MSWL_25_20Caixanova_25_20V.0.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text-properties fo:font-family="'Bitstream Vera Sans'" style:font-family-generic="swiss" style:font-pitch="variable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Bitstream Vera Sans'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lantilla_25_20MSWL_25_20Caixanova_25_20V.0.1" style:display-name="Plantilla%20MSWL%20Caixanova%20V.0.1" style:page-layout-name="PM1" draw:style-name="dp1">
      <draw:frame presentation:style-name="pr1" draw:text-style-name="P3" draw:layer="backgroundobjects" svg:width="22.1cm" svg:height="3.343cm" svg:x="5cm" svg:y="0.657cm" presentation:class="title">
        <draw:text-box>
          <text:p text:style-name="P3">Pulse para editar el formato del texto de título</text:p>
        </draw:text-box>
      </draw:frame>
      <draw:frame presentation:style-name="pr2" draw:text-style-name="P4" draw:layer="backgroundobjects" svg:width="25.199cm" svg:height="13.586cm" svg:x="1.4cm" svg:y="4.914cm" presentation:class="outline">
        <draw:text-box>
          <text:list text:style-name="L2">
            <text:list-item>
              <text:p text:style-name="P4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5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4.1cm" svg:height="0.579cm" svg:x="23cm" svg:y="18.921cm" presentation:class="date-time">
        <draw:text-box>
          <text:p text:style-name="P2"><text:span text:style-name="T1"><presentation:date-time/></text:span></text:p>
        </draw:text-box>
      </draw:frame>
      <draw:frame presentation:style-name="pr3" draw:text-style-name="P2" draw:layer="backgroundobjects" svg:width="4.098cm" svg:height="0.869cm" svg:x="23cm" svg:y="19.631cm" presentation:class="page-number">
        <draw:text-box>
          <text:p text:style-name="P2"><text:span text:style-name="T1"><text:page-number>&lt;number&gt;</text:page-number></text:span></text:p>
        </draw:text-box>
      </draw:frame>
      <draw:frame draw:name="Caixanova" draw:style-name="gr3" draw:text-style-name="P13" draw:layer="backgroundobjects" svg:width="4.309cm" svg:height="2.252cm" svg:x="0.5cm" svg:y="1.248cm">
        <draw:image xlink:href="Pictures/1000020000000096000000454F5CDF9E.gif" xlink:type="simple" xlink:show="embed" xlink:actuate="onLoad">
          <text:p text:style-name="P3"/>
        </draw:image>
      </draw:frame>
      <draw:frame presentation:style-name="pr4" draw:text-style-name="P14" draw:layer="backgroundobjects" svg:width="8.924cm" svg:height="0.869cm" svg:x="13.076cm" svg:y="19.631cm" presentation:class="footer">
        <draw:text-box>
          <text:p text:style-name="P14"><text:span text:style-name="T1"><presentation:footer/></text:span></text:p>
        </draw:text-box>
      </draw:frame>
      <draw:frame draw:name="Universidad Rey Juan Carlos" draw:style-name="gr3" draw:text-style-name="P13" draw:layer="backgroundobjects" svg:width="3.504cm" svg:height="1.371cm" svg:x="5cm" svg:y="19.129cm">
        <draw:image xlink:href="Pictures/100000000000008A00000036DEDDA688.gif" xlink:type="simple" xlink:show="embed" xlink:actuate="onLoad">
          <text:p text:style-name="P3"/>
        </draw:image>
      </draw:frame>
      <draw:frame draw:name="Igalia" draw:style-name="gr3" draw:text-style-name="P13" draw:layer="backgroundobjects" svg:width="5.231cm" svg:height="1.904cm" svg:x="8.5cm" svg:y="19cm">
        <draw:image xlink:href="Pictures/10000200000000CE0000004B8431AFB2.gif" xlink:type="simple" xlink:show="embed" xlink:actuate="onLoad">
          <text:p text:style-name="P3"/>
        </draw:image>
      </draw:frame>
      <draw:frame draw:style-name="gr4" draw:text-style-name="P15" draw:layer="backgroundobjects" svg:width="9.168cm" svg:height="0.988cm" svg:x="12.781cm" svg:y="18.512cm">
        <draw:text-box>
          <text:p text:style-name="P3"><text:span text:style-name="T2">Master on Free Software</text:span></text:p>
        </draw:text-box>
      </draw:frame>
      <draw:frame draw:style-name="gr3" draw:text-style-name="P13" draw:layer="backgroundobjects" svg:width="3.103cm" svg:height="1.092cm" svg:x="1.397cm" svg:y="19.408cm">
        <draw:image xlink:href="Pictures/10000201000000580000001F50D68365.png" xlink:type="simple" xlink:show="embed" xlink:actuate="onLoad">
          <text:p text:style-name="P3"/>
        </draw:image>
      </draw:frame>
      <presentation:notes style:page-layout-name="PM2">
        <draw:page-thumbnail presentation:style-name="Plantilla_25_20MSWL_25_20Caixanova_25_20V.0.1-title" draw:layer="backgroundobjects" svg:width="14.848cm" svg:height="11.135cm" svg:x="3.075cm" svg:y="2.257cm" presentation:class="page"/>
        <draw:frame presentation:style-name="Plantilla_25_20MSWL_25_20Caixanova_25_20V.0.1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FreeBSD/i386 OpenOffice.org_project/680m3$Build-9066</meta:generator>
    <meta:creation-date>2007-12-26T13:21:42</meta:creation-date>
    <dc:creator>igalia</dc:creator>
    <dc:date>2008-03-27T21:33:14</dc:date>
    <meta:printed-by>Xavier Castaño</meta:printed-by>
    <meta:print-date>2008-01-11T13:51:24</meta:print-date>
    <dc:language>en-US</dc:language>
    <meta:editing-cycles>123</meta:editing-cycles>
    <meta:editing-duration>P1DT22H15M52S</meta:editing-duration>
    <meta:user-defined meta:name="Info 1"/>
    <meta:user-defined meta:name="Info 2"/>
    <meta:user-defined meta:name="Info 3"/>
    <meta:user-defined meta:name="Info 4"/>
    <meta:document-statistic meta:object-count="1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line draw:style-name="gr1" draw:text-style-name="P1" draw:layer="layout" svg:x1="4.445cm" svg:y1="1.905cm" svg:x2="4.445cm" svg:y2="10.795cm">
          <text:p text:style-name="P2"/>
        </draw:line>
        <draw:line draw:style-name="gr1" draw:text-style-name="P1" draw:layer="layout" svg:x1="12.7cm" svg:y1="1.905cm" svg:x2="12.7cm" svg:y2="10.795cm">
          <text:p text:style-name="P2"/>
        </draw:line>
        <draw:line draw:style-name="gr2" draw:text-style-name="P1" draw:layer="layout" svg:x1="4.445cm" svg:y1="2.54cm" svg:x2="12.7cm" svg:y2="3.81cm">
          <text:p text:style-name="P2"/>
        </draw:line>
        <draw:line draw:style-name="gr2" draw:text-style-name="P1" draw:layer="layout" svg:x1="4.445cm" svg:y1="7.52cm" svg:x2="12.7cm" svg:y2="8.79cm">
          <text:p text:style-name="P2"/>
        </draw:line>
        <draw:line draw:style-name="gr2" draw:text-style-name="P1" draw:layer="layout" svg:x1="12.7cm" svg:y1="5.08cm" svg:x2="4.445cm" svg:y2="6.35cm">
          <text:p text:style-name="P2"/>
        </draw:line>
        <draw:line draw:style-name="gr2" draw:text-style-name="P1" draw:layer="layout" svg:x1="12.7cm" svg:y1="9.525cm" svg:x2="4.445cm" svg:y2="10.795cm">
          <text:p text:style-name="P2"/>
        </draw:line>
        <draw:frame draw:style-name="gr3" draw:layer="layout" svg:width="2.754cm" svg:height="0.988cm" svg:x="3.175cm" svg:y="0.635cm">
          <draw:text-box>
            <text:p text:style-name="P2">CLIENT</text:p>
          </draw:text-box>
        </draw:frame>
        <draw:frame draw:style-name="gr3" draw:layer="layout" svg:width="3.025cm" svg:height="0.988cm" svg:x="11.43cm" svg:y="0.635cm">
          <draw:text-box>
            <text:p text:style-name="P2">SERVER</text:p>
          </draw:text-box>
        </draw:frame>
        <draw:frame draw:style-name="gr3" draw:text-style-name="P3" draw:id="id1" draw:layer="layout" svg:width="6.886cm" svg:height="1.243cm" svg:x="5.715cm" svg:y="1.905cm">
          <draw:text-box>
            <text:p text:style-name="P2"><text:span text:style-name="T1">DHCPDISCOVER: From 0.0.0.0</text:span></text:p>
            <text:p text:style-name="P2"><text:span text:style-name="T1"><text:s text:c="12"/></text:span><text:span text:style-name="T1">To: 255.255.255.255</text:span></text:p>
          </draw:text-box>
        </draw:frame>
        <draw:frame draw:style-name="gr3" draw:text-style-name="P3" draw:id="id3" draw:layer="layout" svg:width="6.632cm" svg:height="1.243cm" svg:x="4.849cm" svg:y="4.445cm">
          <draw:text-box>
            <text:p text:style-name="P2"><text:span text:style-name="T1">DHCPOFFER: From: Server IP</text:span></text:p>
            <text:p text:style-name="P2"><text:span text:style-name="T1"><text:s text:c="12"/></text:span><text:span text:style-name="T1">To: Offered IP</text:span></text:p>
          </draw:text-box>
        </draw:frame>
        <draw:frame draw:style-name="gr3" draw:text-style-name="P3" draw:id="id7" draw:layer="layout" svg:width="6.111cm" svg:height="1.243cm" svg:x="5.08cm" svg:y="8.89cm">
          <draw:text-box>
            <text:p text:style-name="P2"><text:span text:style-name="T1">DHCPACK: From: Server IP</text:span></text:p>
            <text:p text:style-name="P2"><text:span text:style-name="T1"><text:s text:c="12"/></text:span><text:span text:style-name="T1">To: Accepted IP</text:span></text:p>
          </draw:text-box>
        </draw:frame>
        <draw:frame draw:style-name="gr3" draw:text-style-name="P3" draw:id="id5" draw:layer="layout" svg:width="6.683cm" svg:height="1.243cm" svg:x="5.484cm" svg:y="6.985cm">
          <draw:text-box>
            <text:p text:style-name="P2"><text:span text:style-name="T1">DHCPREQUEST: From 0.0.0.0</text:span></text:p>
            <text:p text:style-name="P2"><text:span text:style-name="T1"><text:s text:c="12"/></text:span><text:span text:style-name="T1">To: 255.255.255.255</text:span></text:p>
          </draw:text-box>
        </draw:frame>
        <draw:frame draw:style-name="gr4" draw:layer="layout" svg:width="0.502cm" svg:height="1.237cm" svg:x="3.682cm" svg:y="5.063cm">
          <draw:text-box>
            <text:p text:style-name="P2"/>
          </draw:text-box>
        </draw:frame>
        <draw:connector draw:style-name="gr2" draw:text-style-name="P1" draw:layer="layout" draw:type="line" svg:x1="12.601cm" svg:y1="2.526cm" svg:x2="15.944cm" svg:y2="2.139cm" draw:start-shape="id1" draw:start-glue-point="1" draw:end-shape="id2">
          <text:p text:style-name="P2"/>
        </draw:connector>
        <draw:frame draw:style-name="gr3" draw:text-style-name="P3" draw:id="id2" draw:layer="layout" svg:width="5.709cm" svg:height="1.739cm" svg:x="15.944cm" svg:y="1.27cm">
          <draw:text-box>
            <text:p text:style-name="P2"><text:span text:style-name="T1">DHCP Options:</text:span></text:p>
            <text:p text:style-name="P2"><text:span text:style-name="T1"><text:s text:c="3"/></text:span><text:span text:style-name="T1">* Type message</text:span></text:p>
            <text:p text:style-name="P2"><text:span text:style-name="T1"><text:s text:c="3"/></text:span><text:span text:style-name="T1">* Old IP (remembered)</text:span></text:p>
          </draw:text-box>
        </draw:frame>
        <draw:frame draw:style-name="gr3" draw:text-style-name="P3" draw:id="id4" draw:layer="layout" svg:width="4.329cm" svg:height="3.227cm" svg:x="15.875cm" svg:y="2.945cm">
          <draw:text-box>
            <text:p text:style-name="P2"><text:span text:style-name="T1">DHCP Options:</text:span></text:p>
            <text:p text:style-name="P2"><text:span text:style-name="T1"><text:s text:c="3"/></text:span><text:span text:style-name="T1">* Type message</text:span></text:p>
            <text:p text:style-name="P2"><text:span text:style-name="T1"><text:s text:c="3"/></text:span><text:span text:style-name="T1">* Subnet mask</text:span></text:p>
            <text:p text:style-name="P2"><text:span text:style-name="T1"><text:s text:c="3"/></text:span><text:span text:style-name="T1">* Server IP </text:span></text:p>
            <text:p text:style-name="P2"><text:span text:style-name="T1"><text:s text:c="3"/></text:span><text:span text:style-name="T1">* Lease time</text:span></text:p>
            <text:p text:style-name="P2"><text:span text:style-name="T1"><text:s text:c="3"/></text:span><text:span text:style-name="T1">* Router</text:span></text:p>
          </draw:text-box>
        </draw:frame>
        <draw:connector draw:style-name="gr2" draw:text-style-name="P1" draw:layer="layout" draw:type="line" svg:x1="11.481cm" svg:y1="5.066cm" svg:x2="15.875cm" svg:y2="4.558cm" draw:start-shape="id3" draw:start-glue-point="1" draw:end-shape="id4">
          <text:p text:style-name="P2"/>
        </draw:connector>
        <draw:frame draw:style-name="gr3" draw:text-style-name="P3" draw:id="id6" draw:layer="layout" svg:width="4.329cm" svg:height="2.235cm" svg:x="15.991cm" svg:y="6.398cm">
          <draw:text-box>
            <text:p text:style-name="P2"><text:span text:style-name="T1">DHCP Options:</text:span></text:p>
            <text:p text:style-name="P2"><text:span text:style-name="T1"><text:s text:c="3"/></text:span><text:span text:style-name="T1">* Type message</text:span></text:p>
            <text:p text:style-name="P2"><text:span text:style-name="T1"><text:s text:c="3"/></text:span><text:span text:style-name="T1">* IP requested</text:span></text:p>
            <text:p text:style-name="P2"><text:span text:style-name="T1"><text:s text:c="3"/></text:span><text:span text:style-name="T1">* Server IP</text:span></text:p>
          </draw:text-box>
        </draw:frame>
        <draw:connector draw:style-name="gr2" draw:text-style-name="P1" draw:layer="layout" draw:type="line" svg:x1="12.167cm" svg:y1="7.606cm" svg:x2="15.991cm" svg:y2="7.515cm" draw:start-shape="id5" draw:start-glue-point="1" draw:end-shape="id6" draw:end-glue-point="3">
          <text:p text:style-name="P2"/>
        </draw:connector>
        <draw:connector draw:style-name="gr2" draw:text-style-name="P1" draw:layer="layout" draw:type="line" svg:x1="11.191cm" svg:y1="9.511cm" svg:x2="16.01cm" svg:y2="10.503cm" draw:start-shape="id7" draw:start-glue-point="1" draw:end-shape="id8">
          <text:p text:style-name="P2"/>
        </draw:connector>
        <draw:frame draw:style-name="gr3" draw:text-style-name="P3" draw:id="id8" draw:layer="layout" svg:width="4.329cm" svg:height="3.227cm" svg:x="16.01cm" svg:y="8.89cm">
          <draw:text-box>
            <text:p text:style-name="P2"><text:span text:style-name="T1">DHCP Options:</text:span></text:p>
            <text:p text:style-name="P2"><text:span text:style-name="T1"><text:s text:c="3"/></text:span><text:span text:style-name="T1">* Type message</text:span></text:p>
            <text:p text:style-name="P2"><text:span text:style-name="T1"><text:s text:c="3"/></text:span><text:span text:style-name="T1">* Subnet mask</text:span></text:p>
            <text:p text:style-name="P2"><text:span text:style-name="T1"><text:s text:c="3"/></text:span><text:span text:style-name="T1">* Server IP </text:span></text:p>
            <text:p text:style-name="P2"><text:span text:style-name="T1"><text:s text:c="3"/></text:span><text:span text:style-name="T1">* Lease time</text:span></text:p>
            <text:p text:style-name="P2"><text:span text:style-name="T1"><text:s text:c="3"/></text:span><text:span text:style-name="T1">* Router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gl" fo:country="ES" style:font-family-asian="'Bitstream Vera Sans'" style:font-family-generic-asian="system" style:font-pitch-asian="variable" style:font-size-asian="24pt" style:language-asian="es" style:country-asian="ES" style:font-family-complex="'Bitstream Vera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